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12" calcext:value-type="float">
            <text:p>1512</text:p>
          </table:table-cell>
          <table:table-cell table:style-name="ce7" table:formula="of:=COUNTIF([.B7:.B999998];&quot;X&quot;)" office:value-type="float" office:value="1319" calcext:value-type="float">
            <text:p>1319</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2" calcext:value-type="float">
            <text:p>172</text:p>
          </table:table-cell>
          <table:table-cell table:style-name="ce25" table:formula="of:=SUM([.B2:.F2])" office:value-type="float" office:value="1608" calcext:value-type="float">
            <text:p>16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3" table:number-rows-repeated="104705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1">00/00/0000</text:date>, <text:time style:data-style-name="N2" text:time-value="20:43:20.7138985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01T20:44:53.247817841</dc:date>
    <meta:editing-duration>P1DT15H47S</meta:editing-duration>
    <meta:editing-cycles>1507</meta:editing-cycles>
    <meta:document-statistic meta:table-count="1" meta:cell-count="9131" meta:object-count="0"/>
  </office:meta>
</office:document-meta>
</file>